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arefas técnicas:</text:p>
      <text:p text:style-name="Standard"/>
      <text:p text:style-name="Standard">Front-end e Design das telas de:</text:p>
      <text:list xml:id="list2941241615" text:style-name="WWNum4">
        <text:list-item>
          <text:p text:style-name="P1">Página inicial/Login/Cadastro</text:p>
        </text:list-item>
        <text:list-item>
          <text:p text:style-name="P1">Dashboard com informações gerais de consumo do município (água e energia)</text:p>
        </text:list-item>
        <text:list-item>
          <text:p text:style-name="P1">Informação individual de consumo (água e energia)</text:p>
        </text:list-item>
        <text:list-item>
          <text:p text:style-name="P1">Comparar dados de consumo (água e energia)</text:p>
        </text:list-item>
        <text:list-item>
          <text:p text:style-name="P1">Informar área com escassez de água e energia</text:p>
        </text:list-item>
        <text:list-item>
          <text:p text:style-name="P1">Páginas com dicas</text:p>
        </text:list-item>
      </text:list>
      <text:list xml:id="list2806882176" text:style-name="WWNum2">
        <text:list-item>
          <text:p text:style-name="P2">Implementar HTML/CSS</text:p>
        </text:list-item>
      </text:list>
      <text:p text:style-name="P6"/>
      <text:p text:style-name="P6">Back-end:</text:p>
      <text:list xml:id="list1353771136" text:style-name="WWNum1">
        <text:list-item>
          <text:p text:style-name="P3">Ligação do Front-end e Back-end</text:p>
        </text:list-item>
      </text:list>
      <text:list xml:id="list3720092044" text:style-name="WWNum5">
        <text:list-item>
          <text:p text:style-name="P4">Modelo de banco de dados</text:p>
        </text:list-item>
        <text:list-item>
          <text:p text:style-name="P4">Script para criar o banco de dados</text:p>
        </text:list-item>
        <text:list-item>
          <text:p text:style-name="P4">Implementar o banco de dados</text:p>
        </text:list-item>
        <text:list-item>
          <text:p text:style-name="P4">Login/Cadastro</text:p>
        </text:list-item>
        <text:list-item>
          <text:p text:style-name="P4">Validação dos dados de Login</text:p>
        </text:list-item>
        <text:list-item>
          <text:p text:style-name="P4">Validação dos dados de cadastro</text:p>
        </text:list-item>
        <text:list-item>
          <text:p text:style-name="P4">Mensagem de erro de login</text:p>
        </text:list-item>
        <text:list-item>
          <text:p text:style-name="P4">Mensagem de erro de cadastro</text:p>
        </text:list-item>
        <text:list-item>
          <text:p text:style-name="P4">Redefinir senha</text:p>
        </text:list-item>
      </text:list>
      <text:list xml:id="list1857624628" text:style-name="WWNum3">
        <text:list-item>
          <text:p text:style-name="P5">Enviar mensagem para SMS</text:p>
        </text:list-item>
        <text:list-item>
          <text:p text:style-name="P5">Obter informações sobre água e Energia (município e individual)</text:p>
        </text:list-item>
        <text:list-item>
          <text:p text:style-name="P5">Mensagem caso dê erro em obter alguma das informações</text:p>
        </text:list-item>
        <text:list-item>
          <text:p text:style-name="P5"><text:soft-page-break/>Gerar gráficos a partir das informações</text:p>
        </text:list-item>
        <text:list-item>
          <text:p text:style-name="P5">Gerar um PDF com gráficos com informações relevantes</text:p>
        </text:list-item>
        <text:list-item>
          <text:p text:style-name="P5">Calcular vazão de água</text:p>
        </text:list-item>
        <text:list-item>
          <text:p text:style-name="P5">Calcular consumo de energia</text:p>
        </text:list-item>
        <text:list-item>
          <text:p text:style-name="P5">Sistema para detectar anormalidades como consumo excessivo de água ou energia</text:p>
        </text:list-item>
        <text:list-item>
          <text:p text:style-name="P5">Gerar relatório de consumo de água e energia </text:p>
        </text:list-item>
      </text:list>
      <text:p text:style-name="P6"/>
      <text:p text:style-name="P6"/>
      <text:p text:style-name="P6">Realizar testes no siste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0" meta:word-count="187" meta:character-count="1044" meta:non-whitespace-character-count="912"/>
    <meta:generator>LibreOfficeDev/6.0.5.2$Linux_X86_64 LibreOffice_project/</meta:generator>
  </office:meta>
</office:document-meta>
</file>